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" svg:font-family="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45c3" officeooo:paragraph-rsid="001345c3"/>
    </style:style>
    <style:style style:name="P2" style:family="paragraph" style:parent-style-name="Standard">
      <style:text-properties fo:font-weight="bold" officeooo:rsid="001345c3" officeooo:paragraph-rsid="001345c3" style:font-weight-asian="bold" style:font-weight-complex="bold"/>
    </style:style>
    <style:style style:name="P3" style:family="paragraph" style:parent-style-name="Standard">
      <style:text-properties officeooo:rsid="00157363" officeooo:paragraph-rsid="00157363"/>
    </style:style>
    <style:style style:name="P4" style:family="paragraph" style:parent-style-name="Standard">
      <style:text-properties officeooo:rsid="0018ae51" officeooo:paragraph-rsid="0018ae51"/>
    </style:style>
    <style:style style:name="T1" style:family="text">
      <style:text-properties officeooo:rsid="001345c3"/>
    </style:style>
    <style:style style:name="T2" style:family="text">
      <style:text-properties officeooo:rsid="0013d749"/>
    </style:style>
    <style:style style:name="T3" style:family="text">
      <style:text-properties officeooo:rsid="0018ae51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5 years of IT experience in analysis, design, development, <text:span text:style-name="T1">s</text:span>trong product experience in developing new requirements following organizational/Industry standards, modernizing products, conducting product trainings and providing user support <text:span text:style-name="T2">and uisng <text:s/>agile methodology.</text:span></text:p>
      <text:p text:style-name="Standard"/>
      <text:p text:style-name="Standard"/>
      <text:p text:style-name="P3">I started my career in April 2007 as a Java developer at HDOX - Bio Informatics. I was involved in developing EHR (Electronic Health Record) products.</text:p>
      <text:p text:style-name="P3"/>
      <text:p text:style-name="P3">From April 2010 to <text:span text:style-name="T3">August </text:span>2023, I worked at TCS and was involved in developing applications such as Aarogyasri, Bank of America, Titan E-commerce Application, and ICICI Bank Instabizz App.</text:p>
      <text:p text:style-name="P3"/>
      <text:p text:style-name="P4">From August 2023 to August 2024, I worked at Kani Solutions India pvt ltd in developing applicatons like LMS (Learning Managemt System) <text:s/>Project. </text:p>
      <text:p text:style-name="P3"/>
      <text:p text:style-name="P4">I have completed OCJP and Oracle Certified Web Component Developer certifications. </text:p>
      <text:p text:style-name="Standard"/>
      <text:p text:style-name="P2">Techincal Stack:</text:p>
      <text:p text:style-name="P1"/>
      <text:p text:style-name="P1">Micro Services, Sprint Boot, Spring Boot Rest API, Spring Boot JPA, Spring MVC, <text:s/>Spring <text:s/>JPA-Hibernate , Java 17, JSON, Eclipse,Maven, Git Hub Repository, Postgres SQL, Oracle 11A.</text:p>
      <text:p text:style-name="P1">AWS RDS-PostgreSQL, AWS EC2 Instance, AWS S3, AWS CD/CI Code Pipeline, <text:s/>AWS Bean Stack, <text:span text:style-name="T2">JIRA Tool.</text:span></text:p>
      <text:p text:style-name="P1"/>
      <text:p text:style-name="P1"/>
      <text:p text:style-name="P1"/>
      <text:p text:style-name="P3"><text:span text:style-name="T4">Hobbies</text:span>: Playing cricket, listing music, and occasionally listing Google podcasts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" svg:font-family="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3T14:24:32.319808638</meta:creation-date>
    <dc:date>2024-08-23T15:19:00.487976326</dc:date>
    <meta:editing-duration>PT8M57S</meta:editing-duration>
    <meta:editing-cycles>1</meta:editing-cycles>
    <meta:document-statistic meta:table-count="0" meta:image-count="0" meta:object-count="0" meta:page-count="1" meta:paragraph-count="9" meta:word-count="177" meta:character-count="1212" meta:non-whitespace-character-count="1037"/>
    <meta:generator>LibreOffice/7.3.7.2$Linux_X86_64 LibreOffice_project/30$Build-2</meta:generator>
  </office:meta>
</office:document-meta>
</file>